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665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1.5575in"/>
    </style:style>
    <style:style style:name="co4" style:family="table-column">
      <style:table-column-properties fo:break-before="auto" style:column-width="2.2118in"/>
    </style:style>
    <style:style style:name="co5" style:family="table-column">
      <style:table-column-properties fo:break-before="auto" style:column-width="2.1472in"/>
    </style:style>
    <style:style style:name="co6" style:family="table-column">
      <style:table-column-properties fo:break-before="auto" style:column-width="2.2335in"/>
    </style:style>
    <style:style style:name="co7" style:family="table-column">
      <style:table-column-properties fo:break-before="auto" style:column-width="2.1902in"/>
    </style:style>
    <style:style style:name="co8" style:family="table-column">
      <style:table-column-properties fo:break-before="auto" style:column-width="2.1366in"/>
    </style:style>
    <style:style style:name="co9" style:family="table-column">
      <style:table-column-properties fo:break-before="auto" style:column-width="3.0693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9783in"/>
    </style:style>
    <style:style style:name="co12" style:family="table-column">
      <style:table-column-properties fo:break-before="auto" style:column-width="0.7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1.4291in"/>
    </style:style>
    <style:style style:name="co15" style:family="table-column">
      <style:table-column-properties fo:break-before="auto" style:column-width="1.4398in"/>
    </style:style>
    <style:style style:name="co16" style:family="table-column">
      <style:table-column-properties fo:break-before="auto" style:column-width="1.3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/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LatexTable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2" table:default-cell-style-name="ce6"/>
        <table:table-column table:style-name="co4" table:default-cell-style-name="Default"/>
        <table:table-column table:style-name="co2" table:default-cell-style-name="ce6"/>
        <table:table-column table:style-name="co5" table:default-cell-style-name="Default"/>
        <table:table-column table:style-name="co2" table:default-cell-style-name="ce6"/>
        <table:table-column table:style-name="co5" table:default-cell-style-name="Default"/>
        <table:table-column table:style-name="co2" table:default-cell-style-name="ce6"/>
        <table:table-column table:style-name="co6" table:default-cell-style-name="Default"/>
        <table:table-column table:style-name="co2" table:default-cell-style-name="ce6"/>
        <table:table-column table:style-name="co7" table:default-cell-style-name="Default"/>
        <table:table-column table:style-name="co2" table:default-cell-style-name="ce6"/>
        <table:table-column table:style-name="co8" table:default-cell-style-name="Default"/>
        <table:table-column table:style-name="co2" table:default-cell-style-name="ce6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\begin{table}[ht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/>\caption{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/>\label{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/>\resizebox{\columnwidth}{!}{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/>\begin{tabular}{cc||r|r|r|r|r|r|r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/>\hlin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/>\multicolumn{1}{l}{}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\multicolumn{1}{l||}{}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\multicolumn{1}{c|}{\textbf{KNN}}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\multicolumn{1}{c|}{\textbf{DT}}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\multicolumn{1}{c|}{\textbf{RF}}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\multicolumn{1}{c|}{\textbf{SVM}}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\multicolumn{1}{c|}{\textbf{LDA}}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\multicolumn{1}{c|}{\textbf{LR}}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\multicolumn{1}{c}{\textbf{GNB}} </text:p>
          </table:table-cell>
          <table:table-cell office:value-type="string" calcext:value-type="string">
            <text:p>\\ \hline \hline</text:p>
          </table:table-cell>
        </table:table-row>
        <table:table-row table:style-name="ro1">
          <table:table-cell office:value-type="string" calcext:value-type="string">
            <text:p><text:s/>\multirow{2}{*}{\textbf{Accuracy}}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\textbf{Min} 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D$2]" office:value-type="float" office:value="73.3044272899983" calcext:value-type="float">
            <text:p>73.30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D$3]" office:value-type="float" office:value="80.7125447899382" calcext:value-type="float">
            <text:p>80.71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D$4]" office:value-type="float" office:value="82.124401798812" calcext:value-type="float">
            <text:p>82.12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D$5]" office:value-type="float" office:value="67.2154666570473" calcext:value-type="float">
            <text:p>67.22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D$6]" office:value-type="float" office:value="68.5171043455258" calcext:value-type="float">
            <text:p>68.52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D$7]" office:value-type="float" office:value="68.2305629704446" calcext:value-type="float">
            <text:p>68.23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D$8]" office:value-type="float" office:value="54.7904011254599" calcext:value-type="float">
            <text:p>54.7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\textbf{Equi} 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D$9]" office:value-type="float" office:value="77.1330804311774" calcext:value-type="float">
            <text:p>77.13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D$10]" office:value-type="float" office:value="78.044315920398" calcext:value-type="float">
            <text:p>78.04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D$11]" office:value-type="float" office:value="80.4182711442786" calcext:value-type="float">
            <text:p>80.42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D$12]" office:value-type="float" office:value="72.8765630182421" calcext:value-type="float">
            <text:p>72.88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D$13]" office:value-type="float" office:value="73.7657918739635" calcext:value-type="float">
            <text:p>73.77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D$14]" office:value-type="float" office:value="73.5212064676617" calcext:value-type="float">
            <text:p>73.52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D$15]" office:value-type="float" office:value="56.5719610281924" calcext:value-type="float">
            <text:p>56.57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<text:s/>\multirow{2}{*}{\textbf{Precision}}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\textbf{Min} 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E$2]" office:value-type="float" office:value="73.2042222029992" calcext:value-type="float">
            <text:p>73.20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E$3]" office:value-type="float" office:value="81.1591009574172" calcext:value-type="float">
            <text:p>81.16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E$4]" office:value-type="float" office:value="82.0663174740615" calcext:value-type="float">
            <text:p>82.07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E$5]" office:value-type="float" office:value="65.8126209751859" calcext:value-type="float">
            <text:p>65.81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E$6]" office:value-type="float" office:value="68.5641799941176" calcext:value-type="float">
            <text:p>68.56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E$7]" office:value-type="float" office:value="68.4417426012128" calcext:value-type="float">
            <text:p>68.44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E$8]" office:value-type="float" office:value="63.9073920257286" calcext:value-type="float">
            <text:p>63.9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\textbf{Equi} 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E$9]" office:value-type="float" office:value="75.1602587318472" calcext:value-type="float">
            <text:p>75.16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E$10]" office:value-type="float" office:value="77.6291653312547" calcext:value-type="float">
            <text:p>77.63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E$11]" office:value-type="float" office:value="79.8367822892124" calcext:value-type="float">
            <text:p>79.84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E$12]" office:value-type="float" office:value="74.9293351229949" calcext:value-type="float">
            <text:p>74.93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E$13]" office:value-type="float" office:value="73.0914534742774" calcext:value-type="float">
            <text:p>73.09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E$14]" office:value-type="float" office:value="73.3064707522537" calcext:value-type="float">
            <text:p>73.31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E$15]" office:value-type="float" office:value="53.5734200073755" calcext:value-type="float">
            <text:p>53.57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<text:s/>\multirow{2}{*}{\textbf{Recall}}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\textbf{Min} 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F$2]" office:value-type="float" office:value="73.6888151408027" calcext:value-type="float">
            <text:p>73.69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F$3]" office:value-type="float" office:value="80.1871317605752" calcext:value-type="float">
            <text:p>80.19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F$4]" office:value-type="float" office:value="82.4008970011784" calcext:value-type="float">
            <text:p>82.40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F$5]" office:value-type="float" office:value="72.0026573359305" calcext:value-type="float">
            <text:p>72.00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F$6]" office:value-type="float" office:value="68.5953514657432" calcext:value-type="float">
            <text:p>68.60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F$7]" office:value-type="float" office:value="67.8183752975976" calcext:value-type="float">
            <text:p>67.82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F$8]" office:value-type="float" office:value="41.1570834235144" calcext:value-type="float">
            <text:p>41.1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\textbf{Equi} 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F$9]" office:value-type="float" office:value="81.18092039801" calcext:value-type="float">
            <text:p>81.18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F$10]" office:value-type="float" office:value="78.946144278607" calcext:value-type="float">
            <text:p>78.95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F$11]" office:value-type="float" office:value="81.7907960199005" calcext:value-type="float">
            <text:p>81.79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F$12]" office:value-type="float" office:value="68.8770895522388" calcext:value-type="float">
            <text:p>68.88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F$13]" office:value-type="float" office:value="75.3478606965174" calcext:value-type="float">
            <text:p>75.35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F$14]" office:value-type="float" office:value="74.0834411276949" calcext:value-type="float">
            <text:p>74.08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F$15]" office:value-type="float" office:value="98.7735323383085" calcext:value-type="float">
            <text:p>98.77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<text:s/>\multirow{2}{*}{\textbf{F1}}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\textbf{Min} 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G$2]" office:value-type="float" office:value="73.388811279031" calcext:value-type="float">
            <text:p>73.39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G$3]" office:value-type="float" office:value="80.5751398819614" calcext:value-type="float">
            <text:p>80.58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G$4]" office:value-type="float" office:value="82.2173988831673" calcext:value-type="float">
            <text:p>82.22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G$5]" office:value-type="float" office:value="68.6953986307584" calcext:value-type="float">
            <text:p>68.70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G$6]" office:value-type="float" office:value="68.526167547662" calcext:value-type="float">
            <text:p>68.53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G$7]" office:value-type="float" office:value="68.0727754151874" calcext:value-type="float">
            <text:p>68.07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G$8]" office:value-type="float" office:value="39.2478304713536" calcext:value-type="float">
            <text:p>39.2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\textbf{Equi} 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G$9]" office:value-type="float" office:value="78.0153028826119" calcext:value-type="float">
            <text:p>78.02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G$10]" office:value-type="float" office:value="78.2515693674748" calcext:value-type="float">
            <text:p>78.25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G$11]" office:value-type="float" office:value="80.745503717465" calcext:value-type="float">
            <text:p>80.75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G$12]" office:value-type="float" office:value="71.7132143674435" calcext:value-type="float">
            <text:p>71.71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G$13]" office:value-type="float" office:value="74.1602137731567" calcext:value-type="float">
            <text:p>74.16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G$14]" office:value-type="float" office:value="73.652505438322" calcext:value-type="float">
            <text:p>73.65</text:p>
          </table:table-cell>
          <table:table-cell office:value-type="string" calcext:value-type="string">
            <text:p>&amp;</text:p>
          </table:table-cell>
          <table:table-cell table:style-name="ce7" table:formula="of:=[$Summary_Classifiers.$G$15]" office:value-type="float" office:value="69.4648175267809" calcext:value-type="float">
            <text:p>69.46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 office:value-type="string" calcext:value-type="string">
            <text:p><text:s/>\end{tabular}%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/>}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\end{table}</text:p>
          </table:table-cell>
          <table:table-cell table:number-columns-repeated="17"/>
        </table:table-row>
        <table:table-row table:style-name="ro1" table:number-rows-repeated="1048556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ummary_Classifier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argetColumn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tdDevF1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1" calcext:value-type="float">
            <text:p>1</text:p>
          </table:table-cell>
          <table:table-cell office:value-type="float" office:value="73.3044272899983" calcext:value-type="float">
            <text:p>73.3044272899983</text:p>
          </table:table-cell>
          <table:table-cell office:value-type="float" office:value="73.2042222029992" calcext:value-type="float">
            <text:p>73.2042222029992</text:p>
          </table:table-cell>
          <table:table-cell office:value-type="float" office:value="73.6888151408027" calcext:value-type="float">
            <text:p>73.6888151408027</text:p>
          </table:table-cell>
          <table:table-cell office:value-type="float" office:value="73.388811279031" calcext:value-type="float">
            <text:p>73.388811279031</text:p>
          </table:table-cell>
          <table:table-cell office:value-type="float" office:value="0.84379807698826" calcext:value-type="float">
            <text:p>0.84379807698826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15" calcext:value-type="float">
            <text:p>15</text:p>
          </table:table-cell>
          <table:table-cell office:value-type="float" office:value="80.7125447899382" calcext:value-type="float">
            <text:p>80.7125447899382</text:p>
          </table:table-cell>
          <table:table-cell office:value-type="float" office:value="81.1591009574172" calcext:value-type="float">
            <text:p>81.1591009574172</text:p>
          </table:table-cell>
          <table:table-cell office:value-type="float" office:value="80.1871317605752" calcext:value-type="float">
            <text:p>80.1871317605752</text:p>
          </table:table-cell>
          <table:table-cell office:value-type="float" office:value="80.5751398819614" calcext:value-type="float">
            <text:p>80.5751398819614</text:p>
          </table:table-cell>
          <table:table-cell office:value-type="float" office:value="0.636593122215316" calcext:value-type="float">
            <text:p>0.636593122215316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5" calcext:value-type="float">
            <text:p>5</text:p>
          </table:table-cell>
          <table:table-cell office:value-type="float" office:value="82.124401798812" calcext:value-type="float">
            <text:p>82.124401798812</text:p>
          </table:table-cell>
          <table:table-cell office:value-type="float" office:value="82.0663174740615" calcext:value-type="float">
            <text:p>82.0663174740615</text:p>
          </table:table-cell>
          <table:table-cell office:value-type="float" office:value="82.4008970011784" calcext:value-type="float">
            <text:p>82.4008970011784</text:p>
          </table:table-cell>
          <table:table-cell office:value-type="float" office:value="82.2173988831673" calcext:value-type="float">
            <text:p>82.2173988831673</text:p>
          </table:table-cell>
          <table:table-cell office:value-type="float" office:value="0.65058834850285" calcext:value-type="float">
            <text:p>0.65058834850285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 office:value-type="float" office:value="0" calcext:value-type="float">
            <text:p>0</text:p>
          </table:table-cell>
          <table:table-cell office:value-type="float" office:value="67.2154666570473" calcext:value-type="float">
            <text:p>67.2154666570473</text:p>
          </table:table-cell>
          <table:table-cell office:value-type="float" office:value="65.8126209751859" calcext:value-type="float">
            <text:p>65.8126209751859</text:p>
          </table:table-cell>
          <table:table-cell office:value-type="float" office:value="72.0026573359305" calcext:value-type="float">
            <text:p>72.0026573359305</text:p>
          </table:table-cell>
          <table:table-cell office:value-type="float" office:value="68.6953986307584" calcext:value-type="float">
            <text:p>68.6953986307584</text:p>
          </table:table-cell>
          <table:table-cell office:value-type="float" office:value="0.492366992464723" calcext:value-type="float">
            <text:p>0.492366992464723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LDA</text:p>
          </table:table-cell>
          <table:table-cell office:value-type="float" office:value="0" calcext:value-type="float">
            <text:p>0</text:p>
          </table:table-cell>
          <table:table-cell office:value-type="float" office:value="68.5171043455258" calcext:value-type="float">
            <text:p>68.5171043455258</text:p>
          </table:table-cell>
          <table:table-cell office:value-type="float" office:value="68.5641799941176" calcext:value-type="float">
            <text:p>68.5641799941176</text:p>
          </table:table-cell>
          <table:table-cell office:value-type="float" office:value="68.5953514657432" calcext:value-type="float">
            <text:p>68.5953514657432</text:p>
          </table:table-cell>
          <table:table-cell office:value-type="float" office:value="68.526167547662" calcext:value-type="float">
            <text:p>68.526167547662</text:p>
          </table:table-cell>
          <table:table-cell office:value-type="float" office:value="0.888989115154632" calcext:value-type="float">
            <text:p>0.888989115154632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LR</text:p>
          </table:table-cell>
          <table:table-cell office:value-type="float" office:value="0" calcext:value-type="float">
            <text:p>0</text:p>
          </table:table-cell>
          <table:table-cell office:value-type="float" office:value="68.2305629704446" calcext:value-type="float">
            <text:p>68.2305629704446</text:p>
          </table:table-cell>
          <table:table-cell office:value-type="float" office:value="68.4417426012128" calcext:value-type="float">
            <text:p>68.4417426012128</text:p>
          </table:table-cell>
          <table:table-cell office:value-type="float" office:value="67.8183752975976" calcext:value-type="float">
            <text:p>67.8183752975976</text:p>
          </table:table-cell>
          <table:table-cell office:value-type="float" office:value="68.0727754151874" calcext:value-type="float">
            <text:p>68.0727754151874</text:p>
          </table:table-cell>
          <table:table-cell office:value-type="float" office:value="0.61992965643644" calcext:value-type="float">
            <text:p>0.61992965643644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string" calcext:value-type="string">
            <text:p>GNB</text:p>
          </table:table-cell>
          <table:table-cell office:value-type="float" office:value="0" calcext:value-type="float">
            <text:p>0</text:p>
          </table:table-cell>
          <table:table-cell office:value-type="float" office:value="54.7904011254599" calcext:value-type="float">
            <text:p>54.7904011254599</text:p>
          </table:table-cell>
          <table:table-cell office:value-type="float" office:value="63.9073920257286" calcext:value-type="float">
            <text:p>63.9073920257286</text:p>
          </table:table-cell>
          <table:table-cell office:value-type="float" office:value="41.1570834235144" calcext:value-type="float">
            <text:p>41.1570834235144</text:p>
          </table:table-cell>
          <table:table-cell office:value-type="float" office:value="39.2478304713536" calcext:value-type="float">
            <text:p>39.2478304713536</text:p>
          </table:table-cell>
          <table:table-cell office:value-type="float" office:value="19.2085396549141" calcext:value-type="float">
            <text:p>19.2085396549141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11" calcext:value-type="float">
            <text:p>11</text:p>
          </table:table-cell>
          <table:table-cell office:value-type="float" office:value="77.1330804311774" calcext:value-type="float">
            <text:p>77.1330804311774</text:p>
          </table:table-cell>
          <table:table-cell office:value-type="float" office:value="75.1602587318472" calcext:value-type="float">
            <text:p>75.1602587318472</text:p>
          </table:table-cell>
          <table:table-cell office:value-type="float" office:value="81.18092039801" calcext:value-type="float">
            <text:p>81.18092039801</text:p>
          </table:table-cell>
          <table:table-cell office:value-type="float" office:value="78.0153028826119" calcext:value-type="float">
            <text:p>78.0153028826119</text:p>
          </table:table-cell>
          <table:table-cell office:value-type="float" office:value="0.613073616943076" calcext:value-type="float">
            <text:p>0.613073616943076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35" calcext:value-type="float">
            <text:p>35</text:p>
          </table:table-cell>
          <table:table-cell office:value-type="float" office:value="78.044315920398" calcext:value-type="float">
            <text:p>78.044315920398</text:p>
          </table:table-cell>
          <table:table-cell office:value-type="float" office:value="77.6291653312547" calcext:value-type="float">
            <text:p>77.6291653312547</text:p>
          </table:table-cell>
          <table:table-cell office:value-type="float" office:value="78.946144278607" calcext:value-type="float">
            <text:p>78.946144278607</text:p>
          </table:table-cell>
          <table:table-cell office:value-type="float" office:value="78.2515693674748" calcext:value-type="float">
            <text:p>78.2515693674748</text:p>
          </table:table-cell>
          <table:table-cell office:value-type="float" office:value="0.664248884930357" calcext:value-type="float">
            <text:p>0.664248884930357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float" office:value="80.4182711442786" calcext:value-type="float">
            <text:p>80.4182711442786</text:p>
          </table:table-cell>
          <table:table-cell office:value-type="float" office:value="79.8367822892124" calcext:value-type="float">
            <text:p>79.8367822892124</text:p>
          </table:table-cell>
          <table:table-cell office:value-type="float" office:value="81.7907960199005" calcext:value-type="float">
            <text:p>81.7907960199005</text:p>
          </table:table-cell>
          <table:table-cell office:value-type="float" office:value="80.745503717465" calcext:value-type="float">
            <text:p>80.745503717465</text:p>
          </table:table-cell>
          <table:table-cell office:value-type="float" office:value="0.496784294084359" calcext:value-type="float">
            <text:p>0.496784294084359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 office:value-type="float" office:value="0" calcext:value-type="float">
            <text:p>0</text:p>
          </table:table-cell>
          <table:table-cell office:value-type="float" office:value="72.8765630182421" calcext:value-type="float">
            <text:p>72.8765630182421</text:p>
          </table:table-cell>
          <table:table-cell office:value-type="float" office:value="74.9293351229949" calcext:value-type="float">
            <text:p>74.9293351229949</text:p>
          </table:table-cell>
          <table:table-cell office:value-type="float" office:value="68.8770895522388" calcext:value-type="float">
            <text:p>68.8770895522388</text:p>
          </table:table-cell>
          <table:table-cell office:value-type="float" office:value="71.7132143674435" calcext:value-type="float">
            <text:p>71.7132143674435</text:p>
          </table:table-cell>
          <table:table-cell office:value-type="float" office:value="0.472006125190643" calcext:value-type="float">
            <text:p>0.472006125190643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 office:value-type="float" office:value="0" calcext:value-type="float">
            <text:p>0</text:p>
          </table:table-cell>
          <table:table-cell office:value-type="float" office:value="73.7657918739635" calcext:value-type="float">
            <text:p>73.7657918739635</text:p>
          </table:table-cell>
          <table:table-cell office:value-type="float" office:value="73.0914534742774" calcext:value-type="float">
            <text:p>73.0914534742774</text:p>
          </table:table-cell>
          <table:table-cell office:value-type="float" office:value="75.3478606965174" calcext:value-type="float">
            <text:p>75.3478606965174</text:p>
          </table:table-cell>
          <table:table-cell office:value-type="float" office:value="74.1602137731567" calcext:value-type="float">
            <text:p>74.1602137731567</text:p>
          </table:table-cell>
          <table:table-cell office:value-type="float" office:value="0.582544980174928" calcext:value-type="float">
            <text:p>0.582544980174928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LR</text:p>
          </table:table-cell>
          <table:table-cell office:value-type="float" office:value="0" calcext:value-type="float">
            <text:p>0</text:p>
          </table:table-cell>
          <table:table-cell office:value-type="float" office:value="73.5212064676617" calcext:value-type="float">
            <text:p>73.5212064676617</text:p>
          </table:table-cell>
          <table:table-cell office:value-type="float" office:value="73.3064707522537" calcext:value-type="float">
            <text:p>73.3064707522537</text:p>
          </table:table-cell>
          <table:table-cell office:value-type="float" office:value="74.0834411276949" calcext:value-type="float">
            <text:p>74.0834411276949</text:p>
          </table:table-cell>
          <table:table-cell office:value-type="float" office:value="73.652505438322" calcext:value-type="float">
            <text:p>73.652505438322</text:p>
          </table:table-cell>
          <table:table-cell office:value-type="float" office:value="0.520813770126739" calcext:value-type="float">
            <text:p>0.520813770126739</text:p>
          </table:table-cell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GNB</text:p>
          </table:table-cell>
          <table:table-cell office:value-type="float" office:value="0" calcext:value-type="float">
            <text:p>0</text:p>
          </table:table-cell>
          <table:table-cell office:value-type="float" office:value="56.5719610281924" calcext:value-type="float">
            <text:p>56.5719610281924</text:p>
          </table:table-cell>
          <table:table-cell office:value-type="float" office:value="53.5734200073755" calcext:value-type="float">
            <text:p>53.5734200073755</text:p>
          </table:table-cell>
          <table:table-cell office:value-type="float" office:value="98.7735323383085" calcext:value-type="float">
            <text:p>98.7735323383085</text:p>
          </table:table-cell>
          <table:table-cell office:value-type="float" office:value="69.4648175267809" calcext:value-type="float">
            <text:p>69.4648175267809</text:p>
          </table:table-cell>
          <table:table-cell office:value-type="float" office:value="0.228542938098577" calcext:value-type="float">
            <text:p>0.2285429380985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2:21:39.769297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7T13:02:26.233252352</meta:creation-date>
    <dc:date>2020-02-06T12:22:22.407082746</dc:date>
    <meta:editing-duration>PT7M41S</meta:editing-duration>
    <meta:editing-cycles>2</meta:editing-cycles>
    <meta:generator>LibreOffice/6.3.4.2$Linux_X86_64 LibreOffice_project/30$Build-2</meta:generator>
    <meta:document-statistic meta:table-count="2" meta:cell-count="291" meta:object-count="0"/>
  </office:meta>
</office:document-meta>
</file>